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82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20"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20"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20"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20"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20"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20"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PNI</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PNI</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20"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20"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20"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20"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20"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20"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20"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20"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20"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20"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20"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20"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20"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20"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20"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20"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20"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20"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20"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20"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20"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20"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20"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20"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20"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20"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20"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20"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20"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20"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20"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20"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20"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20"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20"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20"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20"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20"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20"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20"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20"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20"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20"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20"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20"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20"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20"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20"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20"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20"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20"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20"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20"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20"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20"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20"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20"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20"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20"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20"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20"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20"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20"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20"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20"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20"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20"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20"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20"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20"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3">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3">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3">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3">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20"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20"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20"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20"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20"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20"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20"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20"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20"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20"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20"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20"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20"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20"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20"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20"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20"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20"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20"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3">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3">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3">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3">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4">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4">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4">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4">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4">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4">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3">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3">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3">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3">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4">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4">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4">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4">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4">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4">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4">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4">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4">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3">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3">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3">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3">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3">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3">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3">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3">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3">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3">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3">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3">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3">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3">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3">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3">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3">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3">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office:value-type="string">
            <text:p>MSR</text:p>
          </table:table-cell>
          <table:table-cell table:style-name="ce15" table:number-columns-repeated="2"/>
          <table:table-cell table:style-name="ce15" office:value-type="string">
            <text:p>Read MSR specified by ECX into EDX:EAX.</text:p>
          </table:table-cell>
          <table:table-cell table:style-name="ce20" table:number-columns-repeated="1009"/>
        </table:table-row>
        <table:table-row table:style-name="ro1">
          <table:table-cell table:number-columns-repeated="11"/>
          <table:table-cell table:style-name="Default"/>
          <table:table-cell table:number-columns-repeated="1012"/>
        </table:table-row>
        <table:table-row table:style-name="ro3">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office:value-type="string">
            <text:p>MSR</text:p>
          </table:table-cell>
          <table:table-cell table:style-name="ce6" table:number-columns-repeated="2"/>
          <table:table-cell table:style-name="ce6" office:value-type="string">
            <text:p>Read performance-monitoring counter specified by ECX into EDX:EAX.</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3">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office:value-type="string">
            <text:p>TSC</text:p>
          </table:table-cell>
          <table:table-cell table:style-name="ce6" table:number-columns-repeated="2"/>
          <table:table-cell table:style-name="ce6" office:value-type="string">
            <text:p>Read time-stamp counter into EDX:EAX.</text:p>
          </table:table-cell>
          <table:table-cell table:style-name="ce20" table:number-columns-repeated="1009"/>
        </table:table-row>
        <table:table-row table:style-name="ro1">
          <table:table-cell table:number-columns-repeated="1024"/>
        </table:table-row>
        <table:table-row table:style-name="ro3">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office:value-type="string">
            <text:p>RDTSCP</text:p>
          </table:table-cell>
          <table:table-cell table:style-name="ce6" table:number-columns-repeated="2"/>
          <table:table-cell table:style-name="ce6" office:value-type="string">
            <text:p>Read 64-bit time-stamp counter and 32-bit IA32_TSC_AUX value into EDX:EAX and ECX.</text:p>
          </table:table-cell>
          <table:table-cell table:style-name="ce20" table:number-columns-repeated="1009"/>
        </table:table-row>
        <table:table-row table:style-name="ro1">
          <table:table-cell table:number-columns-repeated="1024"/>
        </table:table-row>
        <table:table-row table:style-name="ro3">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3">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3">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3">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3">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3">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3">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3">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3">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3">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3">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3">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3">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3">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3">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3">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3">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3">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3">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3">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3">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3">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3">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3">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3">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3">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3">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3">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3">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3">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3">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3">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3">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3">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3">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3">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3">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3">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3">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3">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3">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3">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3">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3">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3">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3">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3">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3">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3">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3">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3">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20"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20"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20"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20"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20"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3">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office:value-type="string">
            <text:p>SYSCALL</text:p>
          </table:table-cell>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3">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office:value-type="string">
            <text:p>SYSCALL</text:p>
          </table:table-cell>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3">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SYSCALL</text:p>
          </table:table-cell>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3">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3">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20"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7">00/00/0000</text:date>, <text:time style:data-style-name="N2" text:time-value="0000-00-00T13:29: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7-17T13:30:19</dc:date>
    <meta:editing-duration>P3DT3H18M32S</meta:editing-duration>
    <meta:editing-cycles>333</meta:editing-cycles>
    <meta:generator>LibreOffice/3.6$Linux_X86_64 LibreOffice_project/360m1$Build-2</meta:generator>
    <meta:document-statistic meta:table-count="1" meta:cell-count="18347" meta:object-count="0"/>
  </office:meta>
</office:document-meta>
</file>